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size="10pt" style:font-size-asian="10pt"/>
    </style:style>
    <style:style style:name="P2" style:parent-style-name="Standard" style:family="paragraph">
      <style:text-properties fo:font-size="10pt" style:font-size-asian="10pt"/>
    </style:style>
    <style:style style:name="P3" style:parent-style-name="Standard" style:family="paragraph">
      <style:text-properties fo:font-size="10pt" style:font-size-asian="10pt"/>
    </style:style>
    <style:style style:name="P4" style:parent-style-name="Standard" style:family="paragraph">
      <style:text-properties fo:font-size="10pt" style:font-size-asian="10pt"/>
    </style:style>
    <style:style style:name="P5" style:parent-style-name="Standard" style:family="paragraph">
      <style:text-properties fo:font-size="10pt" style:font-size-asian="10pt"/>
    </style:style>
    <style:style style:name="P6" style:parent-style-name="Standard" style:family="paragraph">
      <style:text-properties fo:font-size="10pt" style:font-size-asian="10pt"/>
    </style:style>
    <style:style style:name="P7" style:parent-style-name="Standard" style:family="paragraph">
      <style:text-properties fo:font-size="10pt" style:font-size-asian="10pt"/>
    </style:style>
    <style:style style:name="P8" style:parent-style-name="Standard" style:family="paragraph">
      <style:text-properties fo:font-size="10pt" style:font-size-asian="10pt"/>
    </style:style>
    <style:style style:name="P9" style:parent-style-name="Standard" style:family="paragraph">
      <style:text-properties fo:font-size="10pt" style:font-size-asian="10pt"/>
    </style:style>
    <style:style style:name="P10" style:parent-style-name="Standard" style:family="paragraph">
      <style:text-properties fo:font-size="10pt" style:font-size-asian="10pt"/>
    </style:style>
    <style:style style:name="P11" style:parent-style-name="Standard" style:family="paragraph">
      <style:text-properties fo:font-size="10pt" style:font-size-asian="10pt"/>
    </style:style>
    <style:style style:name="P12" style:parent-style-name="Standard" style:family="paragraph">
      <style:text-properties fo:font-size="10pt" style:font-size-asian="10pt"/>
    </style:style>
    <style:style style:name="P13" style:parent-style-name="Standard" style:family="paragraph">
      <style:text-properties fo:font-size="10pt" style:font-size-asian="10pt"/>
    </style:style>
    <style:style style:name="P14" style:parent-style-name="Standard" style:family="paragraph">
      <style:text-properties fo:font-size="10pt" style:font-size-asian="10pt"/>
    </style:style>
    <style:style style:name="P15" style:parent-style-name="Standard" style:family="paragraph">
      <style:text-properties fo:font-size="10pt" style:font-size-asian="10pt"/>
    </style:style>
    <style:style style:name="P16" style:parent-style-name="Standard" style:family="paragraph">
      <style:text-properties fo:font-size="10pt" style:font-size-asian="10pt"/>
    </style:style>
    <style:style style:name="P17" style:parent-style-name="Standard" style:family="paragraph">
      <style:text-properties fo:font-size="10pt" style:font-size-asian="10pt"/>
    </style:style>
    <style:style style:name="P18" style:parent-style-name="Standard" style:family="paragraph">
      <style:text-properties fo:font-size="10pt" style:font-size-asian="10pt"/>
    </style:style>
    <style:style style:name="P19" style:parent-style-name="Standard" style:family="paragraph">
      <style:text-properties fo:font-size="10pt" style:font-size-asian="10pt"/>
    </style:style>
    <style:style style:name="P20" style:parent-style-name="Standard" style:family="paragraph">
      <style:text-properties fo:font-size="10pt" style:font-size-asian="10pt"/>
    </style:style>
    <style:style style:name="P21" style:parent-style-name="Standard" style:family="paragraph">
      <style:text-properties fo:font-size="10pt" style:font-size-asian="10pt"/>
    </style:style>
    <style:style style:name="P22" style:parent-style-name="Standard" style:family="paragraph">
      <style:text-properties fo:font-size="10pt" style:font-size-asian="10pt"/>
    </style:style>
    <style:style style:name="P23" style:parent-style-name="Standard" style:family="paragraph">
      <style:text-properties fo:font-size="10pt" style:font-size-asian="10pt"/>
    </style:style>
    <style:style style:name="P24" style:parent-style-name="Standard" style:family="paragraph">
      <style:text-properties fo:font-size="10pt" style:font-size-asian="10pt"/>
    </style:style>
    <style:style style:name="P25" style:parent-style-name="Standard" style:family="paragraph">
      <style:text-properties fo:font-size="10pt" style:font-size-asian="10pt"/>
    </style:style>
    <style:style style:name="P26" style:parent-style-name="Standard" style:family="paragraph">
      <style:text-properties fo:font-size="10pt" style:font-size-asian="10pt"/>
    </style:style>
    <style:style style:name="P27" style:parent-style-name="Standard" style:family="paragraph">
      <style:text-properties fo:font-size="10pt" style:font-size-asian="10pt"/>
    </style:style>
    <style:style style:name="P28" style:parent-style-name="Standard" style:family="paragraph">
      <style:text-properties fo:font-size="10pt" style:font-size-asian="10pt"/>
    </style:style>
    <style:style style:name="P29" style:parent-style-name="Standard" style:family="paragraph">
      <style:text-properties fo:font-size="10pt" style:font-size-asian="10pt"/>
    </style:style>
    <style:style style:name="P30" style:parent-style-name="Standard" style:family="paragraph">
      <style:text-properties fo:font-size="10pt" style:font-size-asian="10pt"/>
    </style:style>
    <style:style style:name="T31" style:parent-style-name="Fuentedepárrafopredeter." style:family="text">
      <style:text-properties fo:font-size="10pt" style:font-size-asian="10pt"/>
    </style:style>
  </office:automatic-styles>
  <office:body>
    <office:text text:use-soft-page-breaks="true">
      <text:p text:style-name="P1">Jill Areny Palma Garro,1604284</text:p>
      <text:p text:style-name="Standard">Adrian Gomez Roldan</text:p>
      <text:p text:style-name="P2"/>
      <text:p text:style-name="P3"/>
      <text:p text:style-name="P4">Write your quality assurance report here. This document should report on the quality assurance actions taken by you to ensure that the network software that you have developed will operate correctly once delivered.</text:p>
      <text:p text:style-name="P5"/>
      <text:p text:style-name="P6">Maximum length is two pages. Track changes is enabled.</text:p>
      <text:p text:style-name="P7">To ensure the quality of the code, different tests have been carried out.</text:p>
      <text:p text:style-name="P8"/>
      <text:p text:style-name="P9">Our quality assurance process has been implemented in detail, following a set of rules that govern how code is written, reviewed, and tested to ensure code quality. This report reflects the standards we have used and demonstrates how they have been effectively applied to ensure code quality.</text:p>
      <text:p text:style-name="P10"/>
      <text:p text:style-name="P11">Code Quality:</text:p>
      <text:p text:style-name="P12">After reviewing the code, we can ensure its correct readability. A few changes have had to be added, since when programming with the correct functionality of the code in mind, some details of the visual presentation of the same are forgotten. The code has been corrected, now it has a suitable spacing and is indexed and separated correctly to be easily readable, meaning that it meets the following characteristics:</text:p>
      <text:p text:style-name="P13">The code is properly indented, the comments added are meaningful and do not add obviousness, constant variables are declared at the beginning of the code, spaces are used consistently,and errors they are reviewed right after they occur, and not much later.</text:p>
      <text:p text:style-name="P14"/>
      <text:p text:style-name="P15">Code Review:</text:p>
      <text:p text:style-name="P16">We can ensure that the code has been reviewed in such a way as to guarantee that it works correctly as requested. That all function calls are followed by error checking and that the code is free of warnings and memory problems. We've also made sure the code compiles and tests correctly. Detecting any undefined behavior during execution at any point in the code.</text:p>
      <text:p text:style-name="P17"/>
      <text:p text:style-name="P18">Static analysis:</text:p>
      <text:p text:style-name="P19">All warning have have been revised and we arrive to the conclusion that they are false positive</text:p>
      <text:p text:style-name="P20"/>
      <text:p text:style-name="P21">Memory problems and warnings:</text:p>
      <text:p text:style-name="P22">Valgrind dont<text:s/>return any leak or possible leak.<text:s/></text:p>
      <text:p text:style-name="P23"/>
      <text:p text:style-name="P24">Failure injection:</text:p>
      <text:p text:style-name="P25">We execute the program with fiu-run -x ..., <text:s/>and it doesnt return any crashed error</text:p>
      <text:p text:style-name="P26"/>
      <text:p text:style-name="P27">Malicious client or server:</text:p>
      <text:p text:style-name="P28">We ensure that our client and server can resist a malicious client or server.</text:p>
      <text:p text:style-name="P29"/>
      <text:p text:style-name="P30">Conclusion:</text:p>
      <text:p text:style-name="Standard"><text:span text:style-name="T31">Our quality assurance process has been implemented in detail as best as possible according to the set of rules that govern how our code is written, reviewed and tested to ensure the highest quality of our products. Our code has been thoroughly tested and hardened to ensure it can withstand any potential problems. Our commitment to quality is demonstrated through our strict adherence to these standards, which has resulted in the development of high-quality software products that meet the needs of our customer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svg:font-family="Times" style:font-family-generic="system" svg:panose-1="2 2 6 3 5 4 5 2 3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style:contextual-spacing="false" fo:text-align="start" style:writing-mode="lr-tb" fo:line-height="100%" fo:background-color="transparent" style:tab-stop-distance="0.5in"/>
      <style:text-properties style:font-name="Times"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ca" fo:country="ES" style:language-asian="ca"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ill Areny Palma Garro</dc:creator>
    <meta:creation-date>2023-05-09T01:11:00Z</meta:creation-date>
    <dc:date>2023-05-09T01:53:00Z</dc:date>
    <meta:template xlink:href="Normal.dotm" xlink:type="simple"/>
    <meta:editing-cycles>3</meta:editing-cycles>
    <meta:editing-duration>PT2460S</meta:editing-duration>
    <meta:document-statistic meta:page-count="1" meta:paragraph-count="5" meta:word-count="401" meta:character-count="2688" meta:row-count="19" meta:non-whitespace-character-count="2292"/>
  </office:meta>
</office:document-meta>
</file>